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top="2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/>
    </style:style>
    <style:style style:name="P4" style:family="paragraph">
      <style:paragraph-properties fo:line-height="105.00%" fo:text-align="left" fo:margin-bottom="8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05.00%" fo:text-align="left"/>
    </style:style>
    <style:style style:name="P6" style:family="paragraph">
      <style:paragraph-properties fo:line-height="105.00%" fo:text-align="left" fo:margin-bottom="8.00pt"/>
    </style:style>
    <text:list-style style:name="L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7" style:family="paragraph">
      <style:paragraph-properties fo:line-height="105.00%" fo:text-align="left"/>
    </style:style>
    <style:style style:name="P8" style:family="paragraph">
      <style:paragraph-properties fo:line-height="105.00%" fo:text-align="left" fo:margin-bottom="8.00pt"/>
    </style:style>
    <text:list-style style:name="L9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9" style:family="paragraph">
      <style:paragraph-properties fo:line-height="105.00%" fo:text-align="left"/>
    </style:style>
    <style:style style:name="P10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APORT TESTÓW EKSPLORACYJNYCH</text:span></text:p>
      <text:p text:style-name="P1"><text:span text:style-name="T1">AUTOR TESTÓW:<text:s/></text:span><text:span text:style-name="T2">Kamil Kwiek</text:span></text:p>
      <text:p text:style-name="P1"><text:span text:style-name="T3">WERSJA DOKUMENTU:<text:s/></text:span><text:span text:style-name="T4">SESJA NR 3</text:span></text:p>
      <text:p text:style-name="P1"><text:span text:style-name="T5">DATA ROZPOCZ</text:span><text:span text:style-name="T6">ĘCIA I KOŃCA TEST</text:span><text:span text:style-name="T7">ÓW:</text:span><text:span text:style-name="T8"><text:s/>06.09.2023 START 12:30 KONIEC 14:00</text:span></text:p>
      <text:p text:style-name="P1"><text:span text:style-name="T9">CZAS TRWANIA SESJI:<text:s/></text:span><text:span text:style-name="T10">90 minut</text:span></text:p>
      <text:p text:style-name="P1"><text:span text:style-name="T11">CEL:<text:s/></text:span><text:span text:style-name="T12">WERYFIKACJA POPRAWNO</text:span><text:span text:style-name="T13">ŚCI DZIAŁANIA PRZYCISKU CLEAR ALL ORAZ PRZYCISKU STOP W APLIKACJI ,,Pomodoro Kanban"</text:span></text:p>
      <text:p text:style-name="P1"><text:span text:style-name="T14">LINK DO APLIKACJI: ,,</text:span><text:span text:style-name="T15">Pomodoro Kanban"</text:span><text:span text:style-name="T16"><text:s/></text:span><text:a xlink:href="https://testujpl.gitlab.io/pomodoro-kanban-test/"><text:span text:style-name="T17">https://testujpl.gitlab.io/pomodoro-kanban-test/</text:span></text:a><text:span text:style-name="T18"/></text:p>
      <text:p text:style-name="P1"><text:span text:style-name="T19">ŚRODOWISKO TESTOWE:<text:s/></text:span><text:span text:style-name="T20">Windows 10 Pro; Intel(r) Core(TM) i7-6920HQ CPU @ 2.90GHZ; 64 bitowy system operacyjny.</text:span></text:p>
      <text:p text:style-name="P2"><text:span text:style-name="T21">OBSZAR:</text:span></text:p>
      <text:list text:style-name="L3">
        <text:list-item>
          <text:p text:style-name="P3"><text:span text:style-name="T22">WERYFIKACJA DZIA</text:span><text:span text:style-name="T23">ŁANIA PRZYCISKU ,,CLEAR ALL".</text:span></text:p>
        </text:list-item>
        <text:list-item>
          <text:p text:style-name="P3"><text:span text:style-name="T24">WERYFIKACJA DZIA</text:span><text:span text:style-name="T25">ŁANIA PRZYCISKU ,,STOP".</text:span></text:p>
        </text:list-item>
      </text:list>
      <text:p text:style-name="P4"><text:span text:style-name="T26">CZEGO NIE UDA</text:span><text:span text:style-name="T27">ŁO SIĘ ZREALIZOWAĆ PODCZAS SESJI:</text:span></text:p>
      <text:list text:style-name="L5">
        <text:list-item>
          <text:p text:style-name="P5"><text:span text:style-name="T28">WERYFIKACJA DZIA</text:span><text:span text:style-name="T29">ŁANIA PRZYCISKU STOP.</text:span></text:p>
        </text:list-item>
      </text:list>
      <text:p text:style-name="P6"><text:span text:style-name="T30">DEFEKTY:</text:span></text:p>
      <text:list text:style-name="L7">
        <text:list-item>
          <text:p text:style-name="P7"><text:span text:style-name="T31">Przycisk CLEAR ALL czy</text:span><text:span text:style-name="T32">ści zadania nie tylko w kolumnie DONE, ale r</text:span><text:span text:style-name="T33">ównie</text:span><text:span text:style-name="T34">ż we wszystkich innych kolumnach.</text:span></text:p>
        </text:list-item>
      </text:list>
      <text:p text:style-name="P8"><text:span text:style-name="T35">KROKI DO REPRODUKCJI:</text:span></text:p>
      <text:list text:style-name="L9">
        <text:list-item>
          <text:p text:style-name="P9"><text:span text:style-name="T36">Wejd</text:span><text:span text:style-name="T37">ź na:<text:s/></text:span><text:a xlink:href="https://testujpl.gitlab.io/pomodoro-kanban-test/"><text:span text:style-name="T38">https://testujpl.gitlab.io/pomodoro-kanban-test/</text:span></text:a><text:span text:style-name="T39"/></text:p>
        </text:list-item>
        <text:list-item>
          <text:p text:style-name="P9"><text:span text:style-name="T40">W kolumnie TODO stwórz przynajmniej trzy zadania za pomoc</text:span><text:span text:style-name="T41">ą przycisku "+".</text:span></text:p>
        </text:list-item>
        <text:list-item>
          <text:p text:style-name="P9"><text:span text:style-name="T42">Za pomoc</text:span><text:span text:style-name="T43">ą metody "drag&amp;drop" przerzuć jedno z zadań do kolumny IN PROGRESS, a drugie zadanie do kolumny DONE.</text:span></text:p>
        </text:list-item>
        <text:list-item>
          <text:p text:style-name="P9"><text:span text:style-name="T44">Kliknij w przycisk CLEAR ALL.</text:span></text:p>
        </text:list-item>
        <text:list-item>
          <text:p text:style-name="P9"><text:span text:style-name="T44">Zauwa</text:span><text:span text:style-name="T45">ż, że została usunięta zawartość każdej kolumny.</text:span></text:p>
        </text:list-item>
      </text:list>
      <text:p text:style-name="P10"><text:span text:style-name="T46">OCZEKIWANY REZULTAT:</text:span><text:span text:style-name="T47"><text:s/>Przycisk<text:s/></text:span><text:span text:style-name="T48">,,</text:span><text:span text:style-name="T49">CLEAR ALL</text:span><text:span text:style-name="T50">"</text:span><text:span text:style-name="T51"><text:s/>czy</text:span><text:span text:style-name="T52">ści zadania wyłącznie w kolumnie ,,DONE''. </text:span></text:p>
      <text:p text:style-name="P10"><text:span text:style-name="T53">AKTUALNY REZULTAT:</text:span><text:span text:style-name="T54"><text:s/>Przycisk<text:s/></text:span><text:span text:style-name="T55">,,</text:span><text:span text:style-name="T56">CLEAR ALL</text:span><text:span text:style-name="T57">"</text:span><text:span text:style-name="T58"><text:s/></text:span><text:span text:style-name="T59">czy</text:span><text:span text:style-name="T60">ści zadania we wszystkich kolumnach.</text:span><text:span text:style-name="T61"/></text:p>
      <text:p text:style-name="P10"><text:span text:style-name="T62">ODKRYCIA/POTENCJALNE PROBLEMY:</text:span><text:span text:style-name="T63"><text:s/>Brak.</text:span></text:p>
      <text:p text:style-name="P10"><text:span text:style-name="T64"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